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b58f" officeooo:paragraph-rsid="000fb58f"/>
    </style:style>
    <style:style style:name="P2" style:family="paragraph" style:parent-style-name="Standard">
      <style:text-properties officeooo:paragraph-rsid="001125ee"/>
    </style:style>
    <style:style style:name="P3" style:family="paragraph" style:parent-style-name="Standard">
      <style:text-properties officeooo:rsid="001125ee" officeooo:paragraph-rsid="001125ee"/>
    </style:style>
    <style:style style:name="P4" style:family="paragraph" style:parent-style-name="Standard">
      <style:text-properties officeooo:rsid="00126a92" officeooo:paragraph-rsid="00126a92"/>
    </style:style>
    <style:style style:name="T1" style:family="text">
      <style:text-properties officeooo:rsid="001125ee"/>
    </style:style>
    <style:style style:name="T2" style:family="text">
      <style:text-properties officeooo:rsid="000fb58f"/>
    </style:style>
    <style:style style:name="T3" style:family="text">
      <style:text-properties officeooo:rsid="00126a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ar Popularity Prediction</text:p>
      <text:p text:style-name="P1">Goldman Sachs Codesprint</text:p>
      <text:p text:style-name="P1"/>
      <text:p text:style-name="P1"># Problem Statement</text:p>
      <text:p text:style-name="P1">A car company has the data for all the cars that are present in the market. They are planning to introduce some new ones of their own, but first, they want to find out what would be the popularity of the new cars in the market based on each car's attributes.</text:p>
      <text:p text:style-name="P1"/>
      <text:p text:style-name="P1">We will provide you a dataset of cars along with the attributes of each car along with its popularity. Your task is to train a model that can predict the popularity of new cars based on the given attributes.</text:p>
      <text:p text:style-name="P1"/>
      <text:p text:style-name="P1"># Solution</text:p>
      <text:p text:style-name="P1"/>
      <text:p text:style-name="P1">In order to solve the problem we can view it as a classification problem rather than viewing it as a regression problem, the reason it can be considered as a classification problem is the predictions for 'popularity' of a car can be in range from 1 to 4. </text:p>
      <text:p text:style-name="P1"/>
      <text:p text:style-name="P1">So to solve such a classification problem with a <text:span text:style-name="T3">biased</text:span>dataset my approach was to use <text:span text:style-name="T1">Light GBM or XGBoost (i.e. Light Gradient Boosting Method and Extreme Gradient Boosting)</text:span>. As we can analyse from the dataset all values for any property of a car falls in a specific range. Thus the first and foremost approach that comes in mind is to use 'Decision Tree' based models. But seeing such a huge dataset it won't be a reliable model.</text:p>
      <text:p text:style-name="P1"/>
      <text:p text:style-name="P2"><text:span text:style-name="T2">Thus to overcome the issue of large datasets we can use LGBM or XGBoost classifier, the GBM (boosted trees) has been around for really a while, and there are a lot of materials on the topic. XGBoost is used for supervised learning problems, where we use the training data (with multiple features) xi to predict a target variable yi. XGBoost</text:span> is a gradient boosting framework that uses tree based learning algorithm.<text:span text:style-name="T2"> As per the results obtained in past tend to be very promising and the current problems dataset possess the properties which allows us to apply the method XGBoost to obtain predictions.</text:span></text:p>
      <text:p text:style-name="P1"/>
      <text:p text:style-name="P4">Other than that as the dataset is too small for gradient boosting methods I decided to upsample exiting classes data inorder to reduce bias and increase the size of exiting dataset.</text:p>
      <text:p text:style-name="P1"/>
      <text:p text:style-name="P1"># Libraries Used</text:p>
      <text:p text:style-name="P1">1. Sklearn (scikit-learn)</text:p>
      <text:p text:style-name="P1">2. Seaborn</text:p>
      <text:p text:style-name="P1">3. MatplotLib</text:p>
      <text:p text:style-name="P1">4. Numpy</text:p>
      <text:p text:style-name="P1">5. Pandas</text:p>
      <text:p text:style-name="P1">6. XGBoost</text:p>
      <text:p text:style-name="P1">7. Jupyter Notebook</text:p>
      <text:p text:style-name="P1"/>
      <text:p text:style-name="P1"># Using The Code To Obtain Prediction.csv</text:p>
      <text:p text:style-name="P1">1. Run the jupyter notebook file submitted as a solution using 'jupyter'</text:p>
      <text:p text:style-name="P1">2. Store the test.csv and train.csv in the same directory as that of jupyter notebook under 'data/' folder.</text:p>
      <text:p text:style-name="P1">3. Create a csv named update.csv in the same directory as that of jupyter notebook with a single column 'popularity' or use the one provided in .zip of solution.</text:p>
      <text:p text:style-name="P1">4. Step by step execute each step of jupyter notebook.</text:p>
      <text:p text:style-name="P1">5. After completion you will get a 'prediction.csv' as output in same directory.</text:p>
      <text:p text:style-name="P1"><text:soft-page-break/></text:p>
      <text:p text:style-name="P1"># Note - The program being executed in the directory should have access to write and read data.</text:p>
      <text:p text:style-name="P1"/>
      <text:p text:style-name="P3"># References</text:p>
      <text:p text:style-name="P3">1. https://medium.com/@pushkarmandot/https-medium-com-pushkarmandot-what-is-lightgbm-how-to-implement-it-how-to-fine-tune-the-parameters-60347819b7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1:55:36.609311369</meta:creation-date>
    <dc:date>2018-02-11T18:16:15.922922844</dc:date>
    <meta:editing-duration>P0D</meta:editing-duration>
    <meta:editing-cycles>3</meta:editing-cycles>
    <meta:generator>LibreOffice/4.2.8.2$Linux_X86_64 LibreOffice_project/420m0$Build-2</meta:generator>
    <meta:document-statistic meta:table-count="0" meta:image-count="0" meta:object-count="0" meta:page-count="2" meta:paragraph-count="27" meta:word-count="490" meta:character-count="2892" meta:non-whitespace-character-count="2428"/>
  </office:meta>
</office:document-meta>
</file>